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34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44.03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2]/['AA - Frequences'.$E$2])*100 ; 2 )" office:value-type="float" office:value="0" calcext:value-type="float">
            <text:p>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s chose pour toi ?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4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3:12:49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3:13:03.525000000</dc:date>
    <meta:editing-duration>P3DT12H39S</meta:editing-duration>
    <meta:editing-cycles>498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